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A0000059A584F91182EBAFDA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20.234cm, 0cm)" style:mirror="none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28.574cm" svg:height="13.334cm" svg:x="0.001cm" svg:y="-1.905cm">
          <draw:image xlink:href="Pictures/100000000000059A0000059A584F91182EBAFDA4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8.575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6T17:10:34.828133775</dc:date>
    <meta:editing-duration>PT33S</meta:editing-duration>
    <meta:editing-cycles>1</meta:editing-cycles>
    <meta:document-statistic meta:object-count="1"/>
    <meta:generator>LibreOffice/6.4.7.2$Linux_X86_64 LibreOffice_project/40$Build-2</meta:generator>
  </office:meta>
</office:document-meta>
</file>